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35.474cm" svg:height="19.953cm" svg:x="9.132cm" svg:y="0.1cm">
            <draw:object draw:notify-on-update-of-ranges="List1.A1:List1.A1 List1.A2:List1.A5 List1.B1:List1.B1 List1.B2:List1.B5 List1.C1:List1.C1 List1.C2:List1.C5 List1.D1:List1.D1 List1.D2:Lis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delta OHM</text:p>
          </table:table-cell>
          <table:table-cell office:value-type="string" calcext:value-type="string">
            <text:p>delta SSM</text:p>
          </table:table-cell>
          <table:table-cell office:value-type="string" calcext:value-type="string">
            <text:p>delta W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749899822542796" calcext:value-type="float">
            <text:p>0,749899822542796</text:p>
          </table:table-cell>
          <table:table-cell office:value-type="float" office:value="-70.4124579124579" calcext:value-type="float">
            <text:p>-70,4124579124579</text:p>
          </table:table-cell>
          <table:table-cell office:value-type="float" office:value="5.09259259259259" calcext:value-type="float">
            <text:p>5,0925925925925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-0.0440220628220828" calcext:value-type="float">
            <text:p>-0,0440220628220828</text:p>
          </table:table-cell>
          <table:table-cell office:value-type="float" office:value="433.179149617506" calcext:value-type="float">
            <text:p>433,179149617506</text:p>
          </table:table-cell>
          <table:table-cell office:value-type="float" office:value="0.782778864970646" calcext:value-type="float">
            <text:p>0,782778864970646</text:p>
          </table:table-cell>
        </table:table-row>
        <table:table-row table:style-name="ro1">
          <table:table-cell office:value-type="string" calcext:value-type="string">
            <text:p>12S</text:p>
          </table:table-cell>
          <table:table-cell office:value-type="float" office:value="0.783112019067061" calcext:value-type="float">
            <text:p>0,783112019067061</text:p>
          </table:table-cell>
          <table:table-cell office:value-type="float" office:value="-85.5588409225311" calcext:value-type="float">
            <text:p>-85,5588409225311</text:p>
          </table:table-cell>
          <table:table-cell office:value-type="float" office:value="-1.12359550561798" calcext:value-type="float">
            <text:p>-1,12359550561798</text:p>
          </table:table-cell>
        </table:table-row>
        <table:table-row table:style-name="ro1">
          <table:table-cell office:value-type="string" calcext:value-type="string">
            <text:p>12P</text:p>
          </table:table-cell>
          <table:table-cell office:value-type="float" office:value="0.0766544587343458" calcext:value-type="float">
            <text:p>0,0766544587343458</text:p>
          </table:table-cell>
          <table:table-cell office:value-type="float" office:value="144.331939247194" calcext:value-type="float">
            <text:p>144,331939247194</text:p>
          </table:table-cell>
          <table:table-cell office:value-type="float" office:value="1.93704600484262" calcext:value-type="float">
            <text:p>1,93704600484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3" number:min-decimal-places="3" number:min-integer-digits="1" number:grouping="true" number:display-factor="1000"/>
      <number:text> %</number:text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18:17:47.86671563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2-01T17:20:58.377133873</meta:creation-date>
    <dc:date>2024-02-01T18:19:16.504132642</dc:date>
    <dc:creator>Vojtěch Vašek</dc:creator>
    <meta:editing-duration>PT58M12S</meta:editing-duration>
    <meta:editing-cycles>2</meta:editing-cycles>
    <meta:generator>LibreOffice/7.6.4.1$Linux_X86_64 LibreOffice_project/60$Build-1</meta:generator>
    <meta:document-statistic meta:table-count="1" meta:cell-count="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75cm" svg:height="19.954cm" xlink:href=".." xlink:type="simple" chart:class="chart:bar" chart:style-name="ch1">
        <chart:title svg:x="13.5cm" svg:y="0.535cm" chart:style-name="ch2">
          <text:p>Srovnání metod z hlediska relativní chyby</text:p>
        </chart:title>
        <chart:legend chart:legend-position="bottom" svg:x="14.71cm" svg:y="19.355cm" style:legend-expansion="wide" chart:style-name="ch3"/>
        <chart:plot-area chart:style-name="ch4" table:cell-range-address="List1.A1:List1.D5" chart:data-source-has-labels="both" svg:x="1.72cm" svg:y="1.713cm" svg:width="33.046cm" svg:height="16.078cm">
          <chart:coordinate-region svg:x="2.632cm" svg:y="1.913cm" svg:width="32.134cm" svg:height="15.679cm"/>
          <chart:axis chart:dimension="x" chart:name="primary-x" chart:style-name="ch5" chartooo:axis-type="auto">
            <chartooo:date-scale/>
            <chart:title svg:x="15.593cm" svg:y="18.19cm" chart:style-name="ch6">
              <text:p>měřené rezistory a jejich kombinace</text:p>
            </chart:title>
            <chart:categories table:cell-range-address="List1.A2:List1.A5"/>
          </chart:axis>
          <chart:axis chart:dimension="y" chart:name="primary-y" chart:style-name="ch7">
            <chart:title svg:x="0.451cm" svg:y="10.312cm" chart:style-name="ch8">
              <text:p>δR (%)</text:p>
            </chart:title>
            <chart:grid chart:style-name="ch9" chart:class="major"/>
          </chart:axis>
          <chart:series chart:style-name="ch10" chart:values-cell-range-address="List1.B2:List1.B5" chart:label-cell-address="List1.B1:List1.B1" chart:class="chart:bar">
            <chart:data-point chart:repeated="4"/>
          </chart:series>
          <chart:series chart:style-name="ch11" chart:values-cell-range-address="List1.C2:List1.C5" chart:label-cell-address="List1.C1:List1.C1" chart:class="chart:bar">
            <chart:data-point chart:repeated="4"/>
          </chart:series>
          <chart:series chart:style-name="ch12" chart:values-cell-range-address="List1.D2:List1.D5" chart:label-cell-address="List1.D1:List1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OHM</text:p>
                <draw:g>
                  <svg:desc>List1.B1:List1.B1</svg:desc>
                </draw:g>
              </table:table-cell>
              <table:table-cell office:value-type="string">
                <text:p>delta SSM</text:p>
                <draw:g>
                  <svg:desc>List1.C1:List1.C1</svg:desc>
                </draw:g>
              </table:table-cell>
              <table:table-cell office:value-type="string">
                <text:p>delta W</text:p>
                <draw:g>
                  <svg:desc>List1.D1:Lis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st1.A2:List1.A5</svg:desc>
                </draw:g>
              </table:table-cell>
              <table:table-cell office:value-type="float" office:value="0.749899822542796">
                <text:p>0.749899822542796</text:p>
                <draw:g>
                  <svg:desc>List1.B2:List1.B5</svg:desc>
                </draw:g>
              </table:table-cell>
              <table:table-cell office:value-type="float" office:value="-70.4124579124579">
                <text:p>-70.4124579124579</text:p>
                <draw:g>
                  <svg:desc>List1.C2:List1.C5</svg:desc>
                </draw:g>
              </table:table-cell>
              <table:table-cell office:value-type="float" office:value="5.09259259259259">
                <text:p>5.09259259259259</text:p>
                <draw:g>
                  <svg:desc>List1.D2:List1.D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440220628220828">
                <text:p>-0.0440220628220828</text:p>
              </table:table-cell>
              <table:table-cell office:value-type="float" office:value="433.179149617506">
                <text:p>433.179149617506</text:p>
              </table:table-cell>
              <table:table-cell office:value-type="float" office:value="0.782778864970646">
                <text:p>0.782778864970646</text:p>
              </table:table-cell>
            </table:table-row>
            <table:table-row>
              <table:table-cell office:value-type="string">
                <text:p>12S</text:p>
              </table:table-cell>
              <table:table-cell office:value-type="float" office:value="0.783112019067061">
                <text:p>0.783112019067061</text:p>
              </table:table-cell>
              <table:table-cell office:value-type="float" office:value="-85.5588409225311">
                <text:p>-85.5588409225311</text:p>
              </table:table-cell>
              <table:table-cell office:value-type="float" office:value="-1.12359550561798">
                <text:p>-1.12359550561798</text:p>
              </table:table-cell>
            </table:table-row>
            <table:table-row>
              <table:table-cell office:value-type="string">
                <text:p>12P</text:p>
              </table:table-cell>
              <table:table-cell office:value-type="float" office:value="0.0766544587343458">
                <text:p>0.0766544587343458</text:p>
              </table:table-cell>
              <table:table-cell office:value-type="float" office:value="144.331939247194">
                <text:p>144.331939247194</text:p>
              </table:table-cell>
              <table:table-cell office:value-type="float" office:value="1.93704600484262">
                <text:p>1.93704600484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